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16C50E3D4FA.png" manifest:media-type="image/png"/>
  <manifest:file-entry manifest:full-path="Pictures/10000001000002480000015BA505E125.png" manifest:media-type="image/png"/>
  <manifest:file-entry manifest:full-path="Pictures/10000001000002CE000002685F9AE217.png" manifest:media-type="image/png"/>
  <manifest:file-entry manifest:full-path="Pictures/1000000100000265000000833F4C6530.png" manifest:media-type="image/png"/>
  <manifest:file-entry manifest:full-path="Pictures/100000010000026700000321FDBB4711.png" manifest:media-type="image/png"/>
  <manifest:file-entry manifest:full-path="Pictures/100000010000026F000002E611D1A6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85b"/>
    </style:style>
    <style:style style:name="P2" style:family="paragraph" style:parent-style-name="Standard">
      <style:paragraph-properties fo:break-before="column"/>
      <style:text-properties officeooo:paragraph-rsid="000ad85b"/>
    </style:style>
    <style:style style:name="P3" style:family="paragraph" style:parent-style-name="Standard">
      <style:paragraph-properties fo:break-before="column"/>
      <style:text-properties officeooo:paragraph-rsid="000b3c01"/>
    </style:style>
    <style:style style:name="P4" style:family="paragraph" style:parent-style-name="Standard">
      <style:text-properties officeooo:paragraph-rsid="000b3c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<draw:frame draw:style-name="fr3" draw:name="Image1" text:anchor-type="char" svg:width="6.4898in" svg:height="7.7291in" draw:z-index="0"><draw:image xlink:href="Pictures/100000010000026F000002E611D1A6C2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3">Thư viện tự động gen các mã status code tương ứng với các Http methods: </text:p>
      <text:p text:style-name="P4"/>
      <text:p text:style-name="P4"/>
      <text:p text:style-name="P4"/>
      <text:p text:style-name="P4"><draw:frame draw:style-name="fr2" draw:name="Image2" text:anchor-type="char" svg:width="6.3854in" svg:height="1.3646in" draw:z-index="1"><draw:image xlink:href="Pictures/1000000100000265000000833F4C6530.png" xlink:type="simple" xlink:show="embed" xlink:actuate="onLoad" draw:mime-type="image/png"/></draw:frame><text:soft-page-break/><text:line-break/><draw:frame draw:style-name="fr1" draw:name="Image3" text:anchor-type="char" svg:width="6.6929in" svg:height="5.7417in" draw:z-index="2"><draw:image xlink:href="Pictures/10000001000002CE000002685F9AE217.png" xlink:type="simple" xlink:show="embed" xlink:actuate="onLoad" draw:mime-type="image/png"/></draw:frame></text:p>
      <text:p text:style-name="P4"><draw:frame draw:style-name="fr2" draw:name="Image4" text:anchor-type="char" svg:width="6.0835in" svg:height="3.6146in" draw:z-index="3"><draw:image xlink:href="Pictures/10000001000002480000015BA505E125.png" xlink:type="simple" xlink:show="embed" xlink:actuate="onLoad" draw:mime-type="image/png"/></draw:frame></text:p>
      <text:p text:style-name="P4"><draw:frame draw:style-name="fr2" draw:name="Image5" text:anchor-type="char" svg:width="6.4063in" svg:height="8.3437in" draw:z-index="4"><draw:image xlink:href="Pictures/100000010000026700000321FDBB4711.png" xlink:type="simple" xlink:show="embed" xlink:actuate="onLoad" draw:mime-type="image/png"/></draw:frame><text:soft-page-break/></text:p>
      <text:p text:style-name="P4"><draw:frame draw:style-name="fr1" draw:name="Image6" text:anchor-type="char" svg:width="6.6929in" svg:height="3.7193in" draw:z-index="5"><draw:image xlink:href="Pictures/100000010000028F0000016C50E3D4F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6:41:08.738673318</meta:creation-date>
    <meta:generator>LibreOffice/24.2.7.2$Linux_X86_64 LibreOffice_project/420$Build-2</meta:generator>
    <dc:date>2025-08-27T18:08:13.058596093</dc:date>
    <meta:editing-duration>PT1H8M29S</meta:editing-duration>
    <meta:editing-cycles>2</meta:editing-cycles>
    <meta:document-statistic meta:table-count="0" meta:image-count="6" meta:object-count="0" meta:page-count="4" meta:paragraph-count="2" meta:word-count="15" meta:character-count="73" meta:non-whitespace-character-count="57"/>
  </office:meta>
</office:document-meta>
</file>